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ato" svg:font-family="Lato, 'Helvetica Neue', Helvetica, sans-serif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officeooo:paragraph-rsid="000e4f5c"/>
    </style:style>
    <style:style style:name="P2" style:family="paragraph" style:parent-style-name="Horizontal_20_Line">
      <style:paragraph-properties fo:orphans="2" fo:widows="2" fo:text-indent="0in" style:auto-text-indent="false"/>
    </style:style>
    <style:style style:name="P3" style:family="paragraph" style:parent-style-name="Heading_20_3">
      <style:paragraph-properties fo:margin-left="0in" fo:margin-right="0in" fo:line-height="133%" fo:orphans="2" fo:widows="2" fo:text-indent="0in" style:auto-text-indent="false"/>
      <style:text-properties fo:font-variant="normal" fo:text-transform="none" fo:color="#000000" loext:opacity="75%" fo:font-size="11pt" fo:letter-spacing="normal" style:font-size-asian="11pt" style:font-size-complex="11pt"/>
    </style:style>
    <style:style style:name="P4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style:style style:name="P5" style:family="paragraph" style:parent-style-name="Horizontal_20_Line">
      <style:paragraph-properties fo:orphans="2" fo:widows="2" fo:text-indent="0in" style:auto-text-indent="false"/>
      <style:text-properties fo:font-size="11pt" style:font-size-asian="11pt" style:font-size-complex="11pt"/>
    </style:style>
    <style:style style:name="P6" style:family="paragraph" style:parent-style-name="Text_20_body" style:list-style-name="L1">
      <style:paragraph-properties fo:margin-left="0in" fo:margin-right="0in" fo:orphans="2" fo:widows="2" fo:text-indent="0in" style:auto-text-indent="false"/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style:style style:name="P7" style:family="paragraph" style:parent-style-name="Heading_20_4">
      <style:paragraph-properties fo:margin-left="0in" fo:margin-right="0in" fo:line-height="133%" fo:orphans="2" fo:widows="2" fo:text-indent="0in" style:auto-text-indent="false"/>
      <style:text-properties fo:font-variant="normal" fo:text-transform="none" fo:color="#000000" loext:opacity="75%" fo:font-size="11pt" fo:letter-spacing="normal" style:font-size-asian="11pt" style:font-size-complex="11pt"/>
    </style:style>
    <style:style style:name="P8" style:family="paragraph" style:parent-style-name="Text_20_body" style:list-style-name="L2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9" style:family="paragraph" style:parent-style-name="Text_20_body" style:list-style-name="L2">
      <style:paragraph-properties fo:margin-left="0in" fo:margin-right="0in" fo:orphans="2" fo:widows="2" fo:text-indent="0in" style:auto-text-indent="false"/>
    </style:style>
    <style:style style:name="P10" style:family="paragraph" style:parent-style-name="Text_20_body" style:list-style-name="L3">
      <style:paragraph-properties fo:margin-left="0in" fo:margin-right="0in" fo:orphans="2" fo:widows="2" fo:text-indent="0in" style:auto-text-indent="false"/>
    </style:style>
    <style:style style:name="P11" style:family="paragraph" style:parent-style-name="Text_20_body" style:list-style-name="L4">
      <style:paragraph-properties fo:margin-left="0in" fo:margin-right="0in" fo:orphans="2" fo:widows="2" fo:text-indent="0in" style:auto-text-indent="false"/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style:style style:name="P12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3" style:family="paragraph" style:parent-style-name="Text_20_body" style:list-style-name="L5">
      <style:paragraph-properties fo:margin-left="0in" fo:margin-right="0in" fo:orphans="2" fo:widows="2" fo:text-indent="0in" style:auto-text-indent="false"/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style:style style:name="P14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</style:style>
    <style:style style:name="P15" style:family="paragraph" style:parent-style-name="Text_20_body" style:list-style-name="L6">
      <style:paragraph-properties fo:margin-left="0in" fo:margin-right="0in" fo:orphans="2" fo:widows="2" fo:text-indent="0in" style:auto-text-indent="false"/>
    </style:style>
    <style:style style:name="P16" style:family="paragraph" style:parent-style-name="Text_20_body" style:list-style-name="L7">
      <style:paragraph-properties fo:margin-left="0in" fo:margin-right="0in" fo:orphans="2" fo:widows="2" fo:text-indent="0in" style:auto-text-indent="false"/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style:style style:name="P17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style:style style:name="P18" style:family="paragraph" style:parent-style-name="Text_20_body" style:list-style-name="L8">
      <style:paragraph-properties fo:margin-left="0in" fo:margin-right="0in" fo:orphans="2" fo:widows="2" fo:text-indent="0in" style:auto-text-indent="false"/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officeooo:paragraph-rsid="000e4f5c"/>
    </style:style>
    <style:style style:name="T1" style:family="text">
      <style:text-properties fo:font-variant="normal" fo:text-transform="none" fo:color="#000000" loext:opacity="75%" style:font-name="Lato" fo:font-size="15pt" fo:letter-spacing="normal" fo:font-style="normal" fo:font-weight="bold" style:font-size-asian="15pt" style:font-size-complex="15pt"/>
    </style:style>
    <style:style style:name="T2" style:family="text">
      <style:text-properties fo:font-variant="normal" fo:text-transform="none" fo:color="#000000" loext:opacity="75%" style:font-name="Lato" fo:font-size="13.5pt" fo:letter-spacing="normal" fo:font-style="normal" fo:font-weight="normal"/>
    </style:style>
    <style:style style:name="T3" style:family="text">
      <style:text-properties fo:font-variant="normal" fo:text-transform="none" fo:color="#000000" loext:opacity="75%" style:font-name="Lato" fo:font-size="13.5pt" fo:letter-spacing="normal" fo:font-style="normal" fo:font-weight="normal" officeooo:rsid="000e4f5c"/>
    </style:style>
    <style:style style:name="T4" style:family="text">
      <style:text-properties style:font-name="Lato" fo:font-style="normal" fo:font-weight="normal"/>
    </style:style>
    <style:style style:name="T5" style:family="text">
      <style:text-properties fo:font-variant="normal" fo:text-transform="none" fo:color="#000000" loext:opacity="75%" style:font-name="Lato" fo:font-size="11pt" fo:letter-spacing="normal" fo:font-style="normal" fo:font-weight="bold" style:font-size-asian="11pt" style:font-size-complex="11pt"/>
    </style:style>
    <style:style style:name="T6" style:family="text">
      <style:text-properties fo:font-variant="normal" fo:text-transform="none" fo:color="#000000" loext:opacity="75%" style:font-name="Lato" fo:font-size="11pt" fo:letter-spacing="normal" fo:font-style="normal" fo:font-weight="normal" style:font-size-asian="11pt" style:font-size-complex="11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Robson Nascimento Miranda</text:span></text:span><text:span text:style-name="T2"><text:line-break/>Alameda da Delegacia, 720 – </text:span><text:span text:style-name="T3">Cristo Redentor - </text:span><text:span text:style-name="T2">Castanhal<text:line-break/></text:span><text:span text:style-name="T3">Whatsapp </text:span><text:span text:style-name="T2">(91) 99161-5689</text:span></text:p>
      <text:p text:style-name="P1"><text:span text:style-name="T3">E-mail </text:span><text:span text:style-name="T2">mirandarobison52@gmail.com<text:line-break/></text:span></text:p>
      <text:p text:style-name="P2"/>
      <text:h text:style-name="P3" text:outline-level="3"><text:bookmark text:name="💼-objetivo-profissional"/>💼 <text:span text:style-name="T4">Objetivo Profissional</text:span></text:h>
      <text:p text:style-name="P4">Profissional com vasta experiência em construção civil, jardinagem, paisagismo, segurança patrimonial e serviços de oficina mecânica, buscando novas oportunidades para aplicar e expandir minhas habilidades.</text:p>
      <text:p text:style-name="P5"/>
      <text:h text:style-name="P3" text:outline-level="3"><text:bookmark text:name="🎓-formação-acadêmica"/>🎓 <text:span text:style-name="T4">Formação Acadêmica</text:span></text:h>
      <text:list text:style-name="L1">
        <text:list-item>
          <text:p text:style-name="P6">8ª série do Ensino Fundamental</text:p>
        </text:list-item>
      </text:list>
      <text:p text:style-name="P5"/>
      <text:h text:style-name="P3" text:outline-level="3"><text:bookmark text:name="🌟-experiência-profissional"/>🌟 <text:span text:style-name="T4">Experiência Profissional</text:span></text:h>
      <text:h text:style-name="P7" text:outline-level="4"><text:bookmark text:name="🏗️-construção-civil"/>🏗️ <text:span text:style-name="T4">Construção Civil</text:span></text:h>
      <text:list text:style-name="L2">
        <text:list-item>
          <text:p text:style-name="P8"><text:span text:style-name="Strong_20_Emphasis"><text:span text:style-name="T5">Ajudante:</text:span></text:span><text:span text:style-name="T6"> Suporte na execução de tarefas diversas no canteiro de obras, auxílio na preparação de materiais e ferramentas, limpeza e organização do local de trabalho.</text:span></text:p>
        </text:list-item>
        <text:list-item>
          <text:p text:style-name="P9"><text:span text:style-name="Strong_20_Emphasis"><text:span text:style-name="T5">Servente:</text:span></text:span><text:span text:style-name="T6"> Assistência aos pedreiros na construção de estruturas, mistura de concreto e argamassa, transporte de materiais de construção.</text:span></text:p>
        </text:list-item>
      </text:list>
      <text:h text:style-name="P7" text:outline-level="4"><text:bookmark text:name="🌿-jardinagem-e-roçagem"/>🌿 <text:span text:style-name="T4">Jardinagem e Roçagem</text:span></text:h>
      <text:list text:style-name="L3">
        <text:list-item>
          <text:p text:style-name="P10"><text:span text:style-name="Strong_20_Emphasis"><text:span text:style-name="T5">Operador de Máquina Roçadeira:</text:span></text:span><text:span text:style-name="T6"> Manuseio e manutenção de máquinas roçadeiras, realização de serviços de roçagem em áreas urbanas e rurais, conhecimento de técnicas de jardinagem e paisagismo.</text:span></text:p>
        </text:list-item>
      </text:list>
      <text:h text:style-name="P7" text:outline-level="4"><text:bookmark text:name="🏞️-paisagismo"/>🏞️ <text:span text:style-name="T4">Paisagismo</text:span></text:h>
      <text:list text:style-name="L4">
        <text:list-item>
          <text:p text:style-name="P11">Planejamento e execução de projetos paisagísticos, manutenção de jardins e áreas verdes, plantio e poda de plantas ornamentais.</text:p>
        </text:list-item>
      </text:list>
      <text:h text:style-name="P7" text:outline-level="4"><text:bookmark text:name="🛡️-segurança-patrimonial"/><text:soft-page-break/>🛡️ <text:span text:style-name="T4">Segurança Patrimonial</text:span></text:h>
      <text:list text:style-name="L5">
        <text:list-item>
          <text:p text:style-name="P12"><text:span text:style-name="Strong_20_Emphasis"><text:span text:style-name="T5">Caseiro:</text:span></text:span><text:span text:style-name="T6"> Monitoramento e proteção do patrimônio, realização de rondas e controle de acesso, manutenção preventiva de áreas internas e externas, alimentação de suínos, bovinos e aves.</text:span></text:p>
        </text:list-item>
        <text:list-item>
          <text:p text:style-name="P13">Experiência com jardinagem na fazenda Capelares do Grupo Capelari em Paragominas, PA, além de conhecimento em gado de corte e plantação de soja e gergelim.</text:p>
        </text:list-item>
      </text:list>
      <text:h text:style-name="P7" text:outline-level="4"><text:bookmark text:name="🔧-oficinas-mecânicas"/>🔧 <text:span text:style-name="T4">Oficinas Mecânicas</text:span></text:h>
      <text:list text:style-name="L6">
        <text:list-item>
          <text:p text:style-name="P14"><text:span text:style-name="Strong_20_Emphasis"><text:span text:style-name="T5">Pintura Automotiva:</text:span></text:span><text:span text:style-name="T6"> Preparação de superfícies para pintura, aplicação de tintas e vernizes automotivos, reparação de imperfeições na pintura de veículos.</text:span></text:p>
        </text:list-item>
        <text:list-item>
          <text:p text:style-name="P14"><text:span text:style-name="Strong_20_Emphasis"><text:span text:style-name="T5">Lanternagem:</text:span></text:span><text:span text:style-name="T6"> Reparação de amassados e deformações na lataria de veículos, substituição e ajuste de peças.</text:span></text:p>
        </text:list-item>
        <text:list-item>
          <text:p text:style-name="P14"><text:span text:style-name="Strong_20_Emphasis"><text:span text:style-name="T5">Funilaria:</text:span></text:span><text:span text:style-name="T6"> Montagem e desmontagem de partes de veículos, soldagem de chapas metálicas, ajustes e alinhamento de componentes da carroceria.</text:span></text:p>
        </text:list-item>
        <text:list-item>
          <text:p text:style-name="P15"><text:span text:style-name="Strong_20_Emphasis"><text:span text:style-name="T5">Soldador:</text:span></text:span><text:span text:style-name="T6"> Realização de soldas em estruturas metálicas, conhecimento de técnicas de soldagem (MIG, TIG, eletrodo revestido), manutenção e inspeção de soldas.</text:span></text:p>
        </text:list-item>
      </text:list>
      <text:h text:style-name="P7" text:outline-level="4"><text:bookmark text:name="🌟-pintura-residencial"/>🌟 <text:span text:style-name="T4">Pintura Residencial</text:span></text:h>
      <text:list text:style-name="L7">
        <text:list-item>
          <text:p text:style-name="P16">Preparação de superfícies para pintura, aplicação de tintas e vernizes em ambientes internos e externos, conhecimento de técnicas de pintura e acabamentos.</text:p>
        </text:list-item>
      </text:list>
      <text:p text:style-name="P5"/>
      <text:h text:style-name="P3" text:outline-level="3"><text:bookmark text:name="🏰-habilidades"/>🏰 <text:span text:style-name="T4">Habilidades</text:span></text:h>
      <text:list text:style-name="L8">
        <text:list-item>
          <text:p text:style-name="P17">Construção civil</text:p>
        </text:list-item>
        <text:list-item>
          <text:p text:style-name="P17">Jardinagem e paisagismo</text:p>
        </text:list-item>
        <text:list-item>
          <text:p text:style-name="P17">Segurança patrimonial</text:p>
        </text:list-item>
        <text:list-item>
          <text:p text:style-name="P17">Oficinas mecânicas</text:p>
        </text:list-item>
        <text:list-item>
          <text:p text:style-name="P17">Pintura residencial</text:p>
        </text:list-item>
        <text:list-item>
          <text:p text:style-name="P17">Trabalho em equipe</text:p>
        </text:list-item>
        <text:list-item>
          <text:p text:style-name="P17">Responsabilidade</text:p>
        </text:list-item>
        <text:list-item>
          <text:p text:style-name="P18">Proatividade</text:p>
        </text:list-item>
      </text:list>
      <text:p text:style-name="Text_20_body"><text:line-break/></text:p>
      <text:p text:style-name="Text_20_body"/>
      <text:p text:style-name="P19"><text:span text:style-name="Strong_20_Emphasis"><text:span text:style-name="T1">Robson Nascimento Miranda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ato" svg:font-family="Lato, 'Helvetica Neue', Helvetica, sans-serif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Arial Unicode MS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Calibri" fo:font-family="Calibri" style:font-family-generic="swiss" fo:font-size="14pt" style:font-name-asian="Arial Unicode MS" style:font-family-asian="'Arial Unicode MS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6T22:43:24.492849102</meta:creation-date>
    <meta:print-date>2025-03-06T22:47:54.957985827</meta:print-date>
    <meta:printed-by>PDF files</meta:printed-by>
    <dc:date>2025-03-06T22:54:59.822357455</dc:date>
    <meta:editing-duration>PT1M22S</meta:editing-duration>
    <meta:editing-cycles>1</meta:editing-cycles>
    <meta:document-statistic meta:table-count="0" meta:image-count="0" meta:object-count="0" meta:page-count="2" meta:paragraph-count="35" meta:word-count="350" meta:character-count="2426" meta:non-whitespace-character-count="2127"/>
    <meta:generator>LibreOffice/25.2.0.3$Linux_X86_64 LibreOffice_project/e1cf4a87eb02d755bce1a01209907ea5ddc8f069</meta:generator>
  </office:meta>
</office:document-meta>
</file>